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officeooo:rsid="0011e4ba" officeooo:paragraph-rsid="0011e4ba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1f62c" officeooo:paragraph-rsid="0011f62c" style:font-size-asian="28pt" style:font-size-complex="28pt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1f62c" officeooo:paragraph-rsid="0011f62c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127ffe" officeooo:paragraph-rsid="00127ffe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paragraph-rsid="00127ffe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1f62c" officeooo:paragraph-rsid="0011f62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4891d" officeooo:paragraph-rsid="0014891d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684fe" officeooo:paragraph-rsid="001684fe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6f6fb" officeooo:paragraph-rsid="0016f6fb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84652" officeooo:paragraph-rsid="00184652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fo:font-weight="bold" officeooo:rsid="0011f62c" officeooo:paragraph-rsid="0011f62c" style:font-size-asian="15.75pt" style:font-weight-asian="bold" style:font-size-complex="18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11f62c" officeooo:paragraph-rsid="0011f62c" style:font-size-asian="15.75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fo:font-weight="normal" officeooo:rsid="0011f62c" officeooo:paragraph-rsid="0011f62c" style:font-size-asian="15.75pt" style:font-weight-asian="normal" style:font-size-complex="18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1f62c" officeooo:paragraph-rsid="0011f62c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normal" officeooo:rsid="0014891d" officeooo:paragraph-rsid="0014891d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27ffe" officeooo:paragraph-rsid="00127ffe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af2f4" officeooo:paragraph-rsid="001af2f4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af2f4" officeooo:paragraph-rsid="001af2f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2pt" fo:font-weight="normal" officeooo:rsid="0011f62c" officeooo:paragraph-rsid="0011f62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f62c" officeooo:paragraph-rsid="0011f62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27ffe" officeooo:paragraph-rsid="00127ff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9899" officeooo:paragraph-rsid="00127ffe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be58" officeooo:paragraph-rsid="0015be58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a01c0" officeooo:paragraph-rsid="001a01c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27ffe" officeooo:paragraph-rsid="00127ffe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ffe" style:font-weight-asian="normal" style:font-weight-complex="normal"/>
    </style:style>
    <style:style style:name="T3" style:family="text">
      <style:text-properties fo:font-weight="normal" officeooo:rsid="00139899" style:font-weight-asian="normal" style:font-weight-complex="normal"/>
    </style:style>
    <style:style style:name="T4" style:family="text">
      <style:text-properties fo:font-weight="normal" officeooo:rsid="00127ffe" style:font-size-asian="10.5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style:font-size-asian="12pt" style:font-weight-asian="normal" style:font-size-complex="12pt" style:font-weight-complex="normal"/>
    </style:style>
    <style:style style:name="T6" style:family="text">
      <style:text-properties officeooo:rsid="001684fe"/>
    </style:style>
    <style:style style:name="T7" style:family="text">
      <style:text-properties officeooo:rsid="0016f6fb"/>
    </style:style>
    <style:style style:name="T8" style:family="text">
      <style:text-properties officeooo:rsid="00184652"/>
    </style:style>
    <style:style style:name="T9" style:family="text">
      <style:text-properties officeooo:rsid="001af2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CPSC 4210</text:p>
      <text:p text:style-name="P1"/>
      <text:p text:style-name="P2"/>
      <text:p text:style-name="P2"/>
      <text:p text:style-name="P2"/>
      <text:p text:style-name="P2">Parallel Computing Project</text:p>
      <text:p text:style-name="P2"/>
      <text:p text:style-name="P2"/>
      <text:p text:style-name="P2"/>
      <text:p text:style-name="P2"/>
      <text:p text:style-name="P2">Joshua Vandenhoek</text:p>
      <text:p text:style-name="P2">#001142936</text:p>
      <text:p text:style-name="P2"/>
      <text:p text:style-name="P2"/>
      <text:p text:style-name="P2"/>
      <text:p text:style-name="P2"/>
      <text:p text:style-name="P2">Date: April 4, 2018</text:p>
      <text:p text:style-name="P2"/>
      <text:p text:style-name="P2"/>
      <text:p text:style-name="P2"/>
      <text:p text:style-name="P11"><text:soft-page-break/>Introduction</text:p>
      <text:p text:style-name="P11"/>
      <text:p text:style-name="P8">The problem under study for the purposes of this project is as follows, and is comprised of a few sub-problems: </text:p>
      <text:p text:style-name="P8"/>
      <text:p text:style-name="P8">1) What optimizations can we <text:span text:style-name="T7">introduce into serial code in order to improve its runtime (e.g. loop-optimization and blocking)?</text:span></text:p>
      <text:p text:style-name="P8"/>
      <text:p text:style-name="P9">2) After producing optimal serial code, what sort of benefits can we see if we adapt the serial code to run under the OpenMP parallel execution paradigm?</text:p>
      <text:p text:style-name="P9"/>
      <text:p text:style-name="P9">3) Aside from using optimal serial code, what are some sources of optimization we can implement in the OpenMP implementation (e.g.thread scheduling)?</text:p>
      <text:p text:style-name="P9"/>
      <text:p text:style-name="P9">4) What kinds of performance gains can we expect to see if <text:span text:style-name="T8">we implement our parallel code using CUDA-c?</text:span></text:p>
      <text:p text:style-name="P9"/>
      <text:p text:style-name="P9"/>
      <text:p text:style-name="P10">To address these issues, </text:p>
      <text:p text:style-name="P9"/>
      <text:p text:style-name="P3"/>
      <text:p text:style-name="P6">Should see 8X runtime when doubling the size of the matrix</text:p>
      <text:p text:style-name="P12"/>
      <text:p text:style-name="P11"/>
      <text:p text:style-name="P11">Optimization and Parallelization Strategies</text:p>
      <text:p text:style-name="P11"/>
      <text:p text:style-name="P11">Computational Experiments</text:p>
      <text:p text:style-name="P11"/>
      <text:p text:style-name="P7">→ Issue with 16384 segfaulting on GPU, probably due to a <text:span text:style-name="T6">data </text:span>type overflow</text:p>
      <text:p text:style-name="P11"/>
      <text:p text:style-name="P11"/>
      <text:p text:style-name="P11">Technical Information</text:p>
      <text:p text:style-name="P12"/>
      <text:p text:style-name="P14">Medusa</text:p>
      <text:p text:style-name="P19"/>
      <text:p text:style-name="P19"/>
      <text:p text:style-name="P6">- Number of Physical Processing Cores → 2 sockets X 4 cores per socket = 8 physical processing cores</text:p>
      <text:p text:style-name="P6">- Number of Logical Processing Cores → 2 threads per core = 16 logical processing cores</text:p>
      <text:p text:style-name="P6">- CPU Speed → 3.0 GHz</text:p>
      <text:p text:style-name="P3"><text:span text:style-name="T1">- Registers →</text:span><text:span text:style-name="T2">Information Unavailable</text:span></text:p>
      <text:p text:style-name="P4"><text:span text:style-name="T1">- Cache Size</text:span><text:span text:style-name="T3">s and Organization</text:span><text:span text:style-name="T1"> →</text:span></text:p>
      <text:p text:style-name="P21"><text:tab/>4 x 64 KB 2-way set associative shared instruction caches</text:p>
      <text:p text:style-name="P21"><text:tab/>8 x 16 KB 4-way set associative data caches</text:p>
      <text:p text:style-name="P21"><text:soft-page-break/><text:tab/>4 x 2048 KB L2 cache set associative shared exclusive caches</text:p>
      <text:p text:style-name="P5"><text:span text:style-name="T4"><text:tab/></text:span><text:span text:style-name="T5">8 MB up to 64-way set associative shared cache</text:span></text:p>
      <text:p text:style-name="P4"><text:span text:style-name="T1">- </text:span><text:span text:style-name="T3">Simultaneous Multithreading Enabled? → Yes, up to 2 processors</text:span></text:p>
      <text:p text:style-name="P4"><text:span text:style-name="T3"/></text:p>
      <text:p text:style-name="P4"><text:span text:style-name="T3"/></text:p>
      <text:p text:style-name="P17"><text:span text:style-name="T3">3</text:span><text:span text:style-name="T1">6deadshot</text:span></text:p>
      <text:p text:style-name="P17"><text:span text:style-name="T1"/></text:p>
      <text:p text:style-name="P18"><text:span text:style-name="T1"/></text:p>
      <text:p text:style-name="P4"><text:span text:style-name="T3"/></text:p>
      <text:p text:style-name="P4"><text:span text:style-name="T3"/></text:p>
      <text:p text:style-name="P16"><text:span text:style-name="T3"/></text:p>
      <text:p text:style-name="P22"/>
      <text:p text:style-name="P15">NVS 315</text:p>
      <text:p text:style-name="P15"/>
      <text:p text:style-name="P23">- Number of Physical Processing Cores → 48 CUDA Cores</text:p>
      <text:p text:style-name="P23">- Number of Logical Processing Cores → 65536 blocks, maximum 1024 threads/block (but, only 1536 maximum resident threads per multi-processor)</text:p>
      <text:p text:style-name="P23">- Registers per block → 32768</text:p>
      <text:p text:style-name="P23">- GPU clock rate → 1021.48 MHz</text:p>
      <text:p text:style-name="P23">- Total Global Memory → 963.938 MB</text:p>
      <text:p text:style-name="P23">- Shared memory per block → 48KB</text:p>
      <text:p text:style-name="P23">- Warp size – 32</text:p>
      <text:p text:style-name="P23"/>
      <text:p text:style-name="P23"/>
      <text:p text:style-name="P24">Static Chunk size → 128</text:p>
      <text:p text:style-name="P24">dynamic chunk size → <text:span text:style-name="T9">256. </text:span>pretty decent boost (1.5 seconds difference, rate increase of 5)</text:p>
      <text:p text:style-name="P2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Vandenhoek</meta:initial-creator>
    <meta:creation-date>2018-04-04T13:29:26.619526868</meta:creation-date>
    <dc:date>2018-04-05T13:15:15.233611466</dc:date>
    <dc:creator>Joshua Vandenhoek</dc:creator>
    <meta:editing-duration>PT1H42M23S</meta:editing-duration>
    <meta:editing-cycles>5</meta:editing-cycles>
    <meta:generator>LibreOffice/5.0.6.2$Linux_X86_64 LibreOffice_project/00$Build-2</meta:generator>
    <meta:document-statistic meta:table-count="0" meta:image-count="0" meta:object-count="0" meta:page-count="3" meta:paragraph-count="39" meta:word-count="342" meta:character-count="2004" meta:non-whitespace-character-count="1694"/>
  </office:meta>
</office:document-meta>
</file>